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rague</text:span></text:h>
      <text:h text:style-name="Heading_20_4" text:outline-level="4"><text:span text:style-name="Strong_20_Emphasis">1. Basic Information</text:span></text:h>
      <text:list text:style-name="L1">
        <text:list-item>
          <text:p text:style-name="P1"><text:span text:style-name="Strong_20_Emphasis">Capital of:</text:span> Czech Republic. </text:p>
        </text:list-item>
        <text:list-item>
          <text:p text:style-name="P1"><text:span text:style-name="Strong_20_Emphasis">Population:</text:span> About 1.3 million (largest city in the country). </text:p>
        </text:list-item>
        <text:list-item>
          <text:p text:style-name="P1"><text:span text:style-name="Strong_20_Emphasis">Nickname:</text:span> "City of a Hundred Spires" due to its many historical churches and towers. </text:p>
        </text:list-item>
        <text:list-item>
          <text:p text:style-name="P2"><text:span text:style-name="Strong_20_Emphasis">Location:</text:span> In central Bohemia, along the Vltava River. </text:p>
        </text:list-item>
      </text:list>
      <text:h text:style-name="Heading_20_4" text:outline-level="4"><text:span text:style-name="Strong_20_Emphasis">2. History</text:span></text:h>
      <text:list text:style-name="L2">
        <text:list-item>
          <text:p text:style-name="P3"><text:span text:style-name="Strong_20_Emphasis">Early history:</text:span> Founded around the 9th century, part of Great Moravia. </text:p>
        </text:list-item>
        <text:list-item>
          <text:p text:style-name="P3"><text:span text:style-name="Strong_20_Emphasis">Holy Roman Empire:</text:span> Became the seat of the Holy Roman Empire under Charles IV in the 14th century. </text:p>
        </text:list-item>
        <text:list-item>
          <text:p text:style-name="P3"><text:span text:style-name="Strong_20_Emphasis">Prague Castle:</text:span> The seat of Czech kings and emperors. </text:p>
        </text:list-item>
        <text:list-item>
          <text:p text:style-name="P3"><text:span text:style-name="Strong_20_Emphasis">20th century:</text:span> Experienced Nazi occupation during WWII, followed by Communist rule until 1989. </text:p>
        </text:list-item>
        <text:list-item>
          <text:p text:style-name="P4"><text:span text:style-name="Strong_20_Emphasis">Modern era:</text:span> Became the capital of the independent Czech Republic in 1993 after the peaceful split from Slovakia. </text:p>
        </text:list-item>
      </text:list>
      <text:h text:style-name="Heading_20_4" text:outline-level="4"><text:span text:style-name="Strong_20_Emphasis">3. Famous Landmarks &amp; Attractions</text:span></text:h>
      <text:list text:style-name="L3">
        <text:list-item>
          <text:p text:style-name="P5"><text:span text:style-name="Strong_20_Emphasis">Prague Castle:</text:span> The largest ancient castle in the world, including St. Vitus Cathedral and the Old Royal Palace. </text:p>
        </text:list-item>
        <text:list-item>
          <text:p text:style-name="P5"><text:span text:style-name="Strong_20_Emphasis">Charles Bridge:</text:span> A historic bridge spanning the Vltava River, lined with statues of saints. </text:p>
        </text:list-item>
        <text:list-item>
          <text:p text:style-name="P5"><text:span text:style-name="Strong_20_Emphasis">Old Town Square:</text:span> Home to the Astronomical Clock, one of the oldest astronomical clocks still in operation. </text:p>
        </text:list-item>
        <text:list-item>
          <text:p text:style-name="P5"><text:span text:style-name="Strong_20_Emphasis">Wenceslas Square:</text:span> A major city square, historical and cultural hub, site of key events (e.g., Velvet Revolution). </text:p>
        </text:list-item>
        <text:list-item>
          <text:p text:style-name="P6"><text:span text:style-name="Strong_20_Emphasis">Jewish Quarter (Josefov):</text:span> Synagogues, Jewish Cemetery, and the Old Jewish Town Hall. </text:p>
        </text:list-item>
      </text:list>
      <text:h text:style-name="Heading_20_4" text:outline-level="4"><text:span text:style-name="Strong_20_Emphasis">4. Culture &amp; Society</text:span></text:h>
      <text:list text:style-name="L4">
        <text:list-item>
          <text:p text:style-name="P7"><text:span text:style-name="Strong_20_Emphasis">Literature:</text:span> Famous writers like Franz Kafka, Milan Kundera, and Jaroslav Hašek. </text:p>
        </text:list-item>
        <text:list-item>
          <text:p text:style-name="P7"><text:span text:style-name="Strong_20_Emphasis">Music:</text:span> Birthplace of composer Antonín Dvořák, home to the Prague Philharmonic. </text:p>
        </text:list-item>
        <text:list-item>
          <text:p text:style-name="P7"><text:span text:style-name="Strong_20_Emphasis">Art:</text:span> Prague's art scene includes Czech Cubism, Baroque art, and modern exhibitions. </text:p>
        </text:list-item>
        <text:list-item>
          <text:p text:style-name="P7"><text:span text:style-name="Strong_20_Emphasis">Theater:</text:span> Prague is renowned for its theater, including the National Theatre and the Estates Theatre (where Mozart’s <text:span text:style-name="Emphasis">Don Giovanni</text:span> premiered). </text:p>
        </text:list-item>
        <text:list-item>
          <text:p text:style-name="P8"><text:span text:style-name="Strong_20_Emphasis">Beer culture:</text:span> Czech beer is famous worldwide, and Prague has a vibrant pub culture. </text:p>
        </text:list-item>
      </text:list>
      <text:h text:style-name="Heading_20_4" text:outline-level="4"><text:span text:style-name="Strong_20_Emphasis">5. Economy &amp; Tourism</text:span></text:h>
      <text:list text:style-name="L5">
        <text:list-item>
          <text:p text:style-name="P9"><text:span text:style-name="Strong_20_Emphasis">Tourism:</text:span> One of the most visited cities in Europe, famous for its historical sites, architecture, and vibrant cultural scene. </text:p>
        </text:list-item>
        <text:list-item>
          <text:p text:style-name="P9"><text:span text:style-name="Strong_20_Emphasis">Economy:</text:span> Service industries, tourism, technology, and research. </text:p>
        </text:list-item>
        <text:list-item>
          <text:p text:style-name="P10"><text:span text:style-name="Strong_20_Emphasis">Transport:</text:span> Well-connected by public transportation (metro, trams, buses), and Václav Havel Airport. </text:p>
        </text:list-item>
      </text:list>
      <text:h text:style-name="Heading_20_4" text:outline-level="4"><text:soft-page-break/><text:span text:style-name="Strong_20_Emphasis">6. Education &amp; Research</text:span></text:h>
      <text:list text:style-name="L6">
        <text:list-item>
          <text:p text:style-name="P11"><text:span text:style-name="Strong_20_Emphasis">Charles University:</text:span> One of the oldest universities in Europe, founded in 1348. </text:p>
        </text:list-item>
        <text:list-item>
          <text:p text:style-name="P12"><text:span text:style-name="Strong_20_Emphasis">Research:</text:span> Prague is a hub for scientific research, particularly in technology and the humanities. </text:p>
        </text:list-item>
      </text:list>
      <text:h text:style-name="Heading_20_4" text:outline-level="4"><text:span text:style-name="Strong_20_Emphasis">7. Interesting Facts</text:span></text:h>
      <text:list text:style-name="L7">
        <text:list-item>
          <text:p text:style-name="P13"><text:span text:style-name="Strong_20_Emphasis">Old Town Square Astronomical Clock:</text:span> The third oldest astronomical clock in the world. </text:p>
        </text:list-item>
        <text:list-item>
          <text:p text:style-name="P13"><text:span text:style-name="Strong_20_Emphasis">Beer:</text:span> Prague is known for its countless breweries and beer gardens, with some of the oldest breweries dating back to the 10th century. </text:p>
        </text:list-item>
        <text:list-item>
          <text:p text:style-name="P14"><text:span text:style-name="Strong_20_Emphasis">The Prague Spring:</text:span> A period of political liberalization in Czechoslovakia in 1968, which was crushed by Soviet invasion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20:07:26.966310800</meta:creation-date>
    <dc:date>2025-03-18T20:08:07.413131200</dc:date>
    <meta:editing-duration>PT40S</meta:editing-duration>
    <meta:editing-cycles>1</meta:editing-cycles>
    <meta:document-statistic meta:table-count="0" meta:image-count="0" meta:object-count="0" meta:page-count="2" meta:paragraph-count="35" meta:word-count="421" meta:character-count="2620" meta:non-whitespace-character-count="2235"/>
    <meta:generator>LibreOffice/25.2.1.2$Windows_X86_64 LibreOffice_project/d3abf4aee5fd705e4a92bba33a32f40bc4e56f49</meta:generator>
  </office:meta>
</office:document-meta>
</file>